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f593d" officeooo:paragraph-rsid="001f593d" style:font-weight-asian="bold" style:font-weight-complex="bold"/>
    </style:style>
    <style:style style:name="P2" style:family="paragraph" style:parent-style-name="Standard">
      <style:text-properties fo:font-weight="normal" officeooo:rsid="001f593d" officeooo:paragraph-rsid="001f593d" style:font-weight-asian="normal" style:font-weight-complex="normal"/>
    </style:style>
    <style:style style:name="P3" style:family="paragraph" style:parent-style-name="Standard">
      <style:text-properties fo:font-weight="normal" officeooo:rsid="002092ff" officeooo:paragraph-rsid="002092ff" style:font-weight-asian="normal" style:font-weight-complex="normal"/>
    </style:style>
    <style:style style:name="P4" style:family="paragraph" style:parent-style-name="Standard">
      <style:text-properties fo:font-weight="normal" officeooo:rsid="001f593d" officeooo:paragraph-rsid="001f593d" style:font-weight-asian="normal" style:font-weight-complex="normal"/>
    </style:style>
    <style:style style:name="P5" style:family="paragraph" style:parent-style-name="Standard">
      <style:text-properties fo:font-weight="normal" officeooo:rsid="00263136" officeooo:paragraph-rsid="00263136" style:font-weight-asian="normal" style:font-weight-complex="normal"/>
    </style:style>
    <style:style style:name="P6" style:family="paragraph" style:parent-style-name="Standard">
      <style:text-properties fo:font-style="italic" fo:font-weight="normal" officeooo:rsid="00227f27" officeooo:paragraph-rsid="00227f27" style:font-style-asian="italic" style:font-weight-asian="normal" style:font-style-complex="italic" style:font-weight-complex="normal"/>
    </style:style>
    <style:style style:name="P7" style:family="paragraph" style:parent-style-name="Standard">
      <style:text-properties fo:font-style="italic" fo:font-weight="normal" officeooo:rsid="0023fe75" officeooo:paragraph-rsid="0023fe75" style:font-style-asian="italic" style:font-weight-asian="normal" style:font-style-complex="italic" style:font-weight-complex="normal"/>
    </style:style>
    <style:style style:name="P8" style:family="paragraph" style:parent-style-name="Standard">
      <style:text-properties fo:font-style="italic" fo:font-weight="normal" officeooo:rsid="0025bb85" officeooo:paragraph-rsid="0025bb85" style:font-style-asian="italic" style:font-weight-asian="normal" style:font-style-complex="italic" style:font-weight-complex="normal"/>
    </style:style>
    <style:style style:name="P9" style:family="paragraph" style:parent-style-name="Standard">
      <style:text-properties fo:font-style="normal" fo:font-weight="normal" officeooo:rsid="0023fe75" officeooo:paragraph-rsid="0023fe75" style:font-style-asian="normal" style:font-weight-asian="normal" style:font-style-complex="normal" style:font-weight-complex="normal"/>
    </style:style>
    <style:style style:name="P10" style:family="paragraph" style:parent-style-name="Standard">
      <style:text-properties fo:font-style="normal" fo:font-weight="normal" officeooo:rsid="0025bb85" officeooo:paragraph-rsid="0025bb85" style:font-style-asian="normal" style:font-weight-asian="normal" style:font-style-complex="normal" style:font-weight-complex="normal"/>
    </style:style>
    <style:style style:name="P11" style:family="paragraph" style:parent-style-name="Standard">
      <style:text-properties fo:font-weight="bold" officeooo:rsid="00263136" officeooo:paragraph-rsid="00263136" style:font-weight-asian="bold" style:font-weight-complex="bold"/>
    </style:style>
    <style:style style:name="T1" style:family="text">
      <style:text-properties officeooo:rsid="002092ff"/>
    </style:style>
    <style:style style:name="T2" style:family="text">
      <style:text-properties fo:font-style="normal" style:font-style-asian="normal" style:font-style-complex="normal"/>
    </style:style>
    <style:style style:name="T3" style:family="text">
      <style:text-properties fo:font-style="normal" officeooo:rsid="0023fe75" style:font-style-asian="normal" style:font-style-complex="normal"/>
    </style:style>
    <style:style style:name="T4" style:family="text">
      <style:text-properties officeooo:rsid="0023fe75"/>
    </style:style>
    <style:style style:name="T5" style:family="text">
      <style:text-properties fo:font-style="italic" style:font-style-asian="italic" style:font-style-complex="italic"/>
    </style:style>
    <style:style style:name="T6" style:family="text">
      <style:text-properties officeooo:rsid="0025bb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taxiDriverModel</text:p>
      <text:p text:style-name="P2">Interface provided threw the mobile application to taxi drivers, it allow them to answer and cancel requests, to create and edit their account, to login, modify their availability attribute, update their position automatically and get the map related to a specific GPS position.</text:p>
      <text:p text:style-name="P2"/>
      <text:p text:style-name="P6">answerRequest(code : String, answer : boolean) : void </text:p>
      <text:p text:style-name="P6"><text:span text:style-name="T2">Method available when a TaxiDriver receive an IncomingRequest. It allow them to answer the request, the arguments are the answer and the code corresponding to the taxi driver. The answer is sent to the Re</text:span><text:span text:style-name="T3">q</text:span><text:span text:style-name="T2">uestManager that process it differently following the answer. If it is “True”, it create the AcceptedRequests corresponding, remove the TaxiDriver from the queue threw the QueueManager and send a message to the concerned Passengers. </text:span><text:span text:style-name="T3">If it is “False”, it put the TaxiDriver at the end of the queue and ask for an other one threw the QueueManager. </text:span></text:p>
      <text:p text:style-name="P6"><text:span text:style-name="T2"/></text:p>
      <text:p text:style-name="P6"><text:span text:style-name="T4">c</text:span>ancel<text:span text:style-name="T4">Request(code : String) : void</text:span></text:p>
      <text:p text:style-name="P9">Method available when a TaxiDriver has already accepted a request. It delete all the RequestFroService, IncomingRequest and AcceptedRequest related to the code provided and send a cancellation message to the concerned Passengers and the TaxiDriver</text:p>
      <text:p text:style-name="P7"/>
      <text:p text:style-name="P7">createAccount(code : string) : TaxiDriver</text:p>
      <text:p text:style-name="P9">A taxidriver access to this method when he starts the mobile application, it ask the MilanoGovernment about the code provided. It create a new TaxiDriver with the personal information provided by the MilanoGovernment if it not already exists and if the email address provided is valid.</text:p>
      <text:p text:style-name="P9"/>
      <text:p text:style-name="P7">editAccount(capacity : int, email : String, password : String, code : String) : void</text:p>
      <text:p text:style-name="P9">This method allow a TaxiDriver to change some personal information : the capacity of the taxi, the email address and the password of the account. The method change the information corresponding to the code provided in the DataBase.</text:p>
      <text:p text:style-name="P9"/>
      <text:p text:style-name="P7">getMap(<text:span text:style-name="T6">position : </text:span>GPS<text:span text:style-name="T6">P</text:span>osition) : Map</text:p>
      <text:p text:style-name="P9">This method provided <text:span text:style-name="T6">with a GPSposition a Map threw the MapServer</text:span></text:p>
      <text:p text:style-name="P9"/>
      <text:p text:style-name="P8">login(email : String, password : String) : TaxiDriver</text:p>
      <text:p text:style-name="P10">This method is available when we start the application. Send a query to the DataBase in order it to furnish the TaxiDriver instance corresponding to the email and the password.</text:p>
      <text:p text:style-name="P10"/>
      <text:p text:style-name="P8">setAvailability(availability : boolean, code : string) : void</text:p>
      <text:p text:style-name="P10">Method that allow to change the availability of a TaxiDriver. The arguments are the availability and the code corresponding to the TaxiDriver.</text:p>
      <text:p text:style-name="P10"/>
      <text:p text:style-name="P8">updatePosition(code : String, position : GPSposition) : void</text:p>
      <text:p text:style-name="P10">Method that allow to update the attribute position of a TaxiDriver. The arguments are the code of the TaxiDriver and the his position (provided by the mobile GPS).</text:p>
      <text:p text:style-name="P2"/>
      <text:p text:style-name="P2"/>
      <text:p text:style-name="P1">TaxiDriverModel</text:p>
      <text:p text:style-name="P2">The class that receive instructions from the TaxiDriver interface and dispatch it threw the system. <text:s/>It owns the methods corresponding to the ones from the TaxiDriver interface.</text:p>
      <text:p text:style-name="P2"/>
      <text:p text:style-name="P1">TaxiDriver</text:p>
      <text:p text:style-name="P2"><text:soft-page-break/>It is the class that represents the taxi drivers, it owns different attributes : available, capacity, code, email, name, password, username, GPS position, incoming request.</text:p>
      <text:p text:style-name="P2">Instances of this class are created threw a method belonging to TaxiDriverModel if it is called by the taxi driver interface. It is possible to edit some attributes, add and remove an incoming request and update the GPS position threw the interface.</text:p>
      <text:p text:style-name="P2"/>
      <text:p text:style-name="P1">Incoming Request</text:p>
      <text:p text:style-name="P2">It is the class that represents the incoming request<text:span text:style-name="T1">s</text:span>. They are created <text:span text:style-name="T1">by the request manager </text:span>in the request process from one or more request for services.</text:p>
      <text:p text:style-name="P2">It owns the list of the request for service it was created from and the list of accepted request <text:span text:style-name="T1">that it has induced</text:span></text:p>
      <text:p text:style-name="P2"/>
      <text:p text:style-name="P1">Accepted Request</text:p>
      <text:p text:style-name="P3">It is the class that represents the accepted requests. They are created during the answering request process from the taxi driver model. It is added to the list of accepted request of an incoming request and send to the related passenger.</text:p>
      <text:p text:style-name="P3"/>
      <text:p text:style-name="P3"/>
      <text:p text:style-name="P11">QueueManager</text:p>
      <text:p text:style-name="P5">It is the class that integrates owns the taxi queues and the methods related.</text:p>
      <text:p text:style-name="P5"/>
      <text:p text:style-name="P5"><text:span text:style-name="T5">addTaxiDriverToQueue(position : GPSposition, code : String) : void</text:span></text:p>
      <text:p text:style-name="P5"><text:span text:style-name="T2">Compare the position of the TaxiDriver with the definition of the zones it has and put the TaxiDriver at the end of the corresponding queue.</text:span></text:p>
      <text:p text:style-name="P5"><text:span text:style-name="T2"/></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30T16:25:50.588000000</meta:creation-date>
    <dc:date>2015-12-01T14:15:02.942000000</dc:date>
    <meta:editing-duration>PT50M57S</meta:editing-duration>
    <meta:editing-cycles>2</meta:editing-cycles>
    <meta:generator>LibreOffice/5.0.3.2$Windows_x86 LibreOffice_project/e5f16313668ac592c1bfb310f4390624e3dbfb75</meta:generator>
    <meta:document-statistic meta:table-count="0" meta:image-count="0" meta:object-count="0" meta:page-count="2" meta:paragraph-count="33" meta:word-count="645" meta:character-count="4039" meta:non-whitespace-character-count="3422"/>
  </office:meta>
</office:document-meta>
</file>